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quot;)">
            <text:p>PARSE("pWs"; "asd")</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quot;)" office:value-type="string" office:string-value="[]">
            <text:p>[]</text:p>
          </table:table-cell>
          <table:table-cell table:style-name="ce156" table:formula="of:=IF([.A30];-1;IF([.G30]&lt;&gt;[.H30];0;1))" office:value-type="float" office:value="0">
            <text:p>FAIL (0)</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
            <text:p>[]</text:p>
          </table:table-cell>
          <table:table-cell table:style-name="ce156" table:formula="of:=IF([.A35];-1;IF([.G35]&lt;&gt;[.H35];0;1))" office:value-type="float" office:value="0">
            <text:p>FAIL (0)</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
            <text:p>[]</text:p>
          </table:table-cell>
          <table:table-cell table:style-name="ce156" table:formula="of:=IF([.A36];-1;IF([.G36]&lt;&gt;[.H36];0;1))" office:value-type="float" office:value="0">
            <text:p>FAIL (0)</text:p>
          </table:table-cell>
          <table:table-cell/>
        </table:table-row>
        <table:table-row table:style-name="ro2">
          <table:table-cell table:number-columns-repeated="2"/>
          <table:table-cell table:number-columns-repeated="3"/>
          <table:table-cell table:formula="of:=IF(ISBLANK([.C37]);0;IF(ISBLANK([.D37]);1;IF(ISBLANK([.E36]);2;3)))" office:value-type="float" office:value="0">
            <text:p>0</text:p>
          </table:table-cell>
          <table:table-cell table:number-columns-repeated="2"/>
          <table:table-cell table:style-name="ce156"/>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
            <text:p>[]</text:p>
          </table:table-cell>
          <table:table-cell table:style-name="ce156" table:formula="of:=IF([.A38];-1;IF([.G38]&lt;&gt;[.H38];0;1))" office:value-type="float" office:value="0">
            <text:p>FAIL (0)</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
            <text:p>[]</text:p>
          </table:table-cell>
          <table:table-cell table:style-name="ce156" table:formula="of:=IF([.A41];-1;IF([.G41]&lt;&gt;[.H41];0;1))" office:value-type="float" office:value="0">
            <text:p>FAIL (0)</text:p>
          </table:table-cell>
          <table:table-cell/>
        </table:table-row>
        <table:table-row table:style-name="ro2">
          <table:table-cell table:number-columns-repeated="2"/>
          <table:table-cell table:number-columns-repeated="3"/>
          <table:table-cell table:formula="of:=IF(ISBLANK([.C42]);0;IF(ISBLANK([.D42]);1;IF(ISBLANK([.E41]);2;3)))" office:value-type="float" office:value="0">
            <text:p>0</text:p>
          </table:table-cell>
          <table:table-cell table:number-columns-repeated="2"/>
          <table:table-cell table:style-name="ce156"/>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
            <text:p>[]</text:p>
          </table:table-cell>
          <table:table-cell table:style-name="ce156" table:formula="of:=IF([.A43];-1;IF([.G43]&lt;&gt;[.H43];0;1))" office:value-type="float" office:value="0">
            <text:p>FAIL (0)</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
            <text:p>[]</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
            <text:p>[]</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
            <text:p>[]</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
            <text:p>[]</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
            <text:p>[]</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
            <text:p>[]</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54];-1;IF([.G54]&lt;&gt;[.H54];0;1))" office:value-type="float" office:value="0">
            <text:p>FAIL (0)</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55];-1;IF([.G55]&lt;&gt;[.H55];0;1))" office:value-type="float" office:value="0">
            <text:p>FAIL (0)</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5:53:3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5:53:35.40</dc:date>
    <meta:editing-duration>P132DT2H46M12S</meta:editing-duration>
    <meta:editing-cycles>291</meta:editing-cycles>
    <meta:generator>OpenOffice/4.1.2$Win32 OpenOffice.org_project/412m3$Build-9782</meta:generator>
    <meta:document-statistic meta:table-count="10" meta:cell-count="7898"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Digit As Parser, pHexDigit As Parser, pHexNum As Parser, pHexLit As Parser
	Set pDigit = mkChoice(mkChoice(mkChoice(pStr("0"), pStr("1")), pStr("2")), pStr("3"))
	Set pHexDigit = mkChoice(pDigit, mkChoice(mkChoice(mkChoice(mkChoice(mkChoice(pStr("A"), pStr("B")), pStr("C")), pStr("D")), pStr("E")), pStr("F")))
	Set pHexNum = mkSeq(Array(mkMany(pHexDigit)), "readHex")
	Set pHexLit = mkSeq(Array(pStr("0x"), pHexNum), "snd")
	Dim p As Parser 
	'mkChoice(pItem(), pReturn("bar"))
	Set p = mkSeq(Array(pHexLit, mkMany(pWs)), "fst")
	s = "FF 0x1F __µ 0"

	MsgBox( _
		"applying parser '" &amp; p.tp &amp; "' to " &amp; toString(s) &amp; ": " &amp; chr(13) _
		&amp; toString(applyP(p, s)) _
	)

End Sub

'==================================================================

Function mkParser(tp As String, st As Variant)
	Dim result As New Parser
	result.tyname = "TParser"
	result.tp = tp
	result.st = st
	mkParser = result
End Function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Function pReturn(x As Variant)
	pReturn = mkParser("return", Array(x))
End Function

Function pItem()
	Static result As New Parser
	If result.tp = "" Then
		result = mkParser("item", Array())
	End If
	pItem = result
End Function

Function pStr(t As String)
	If (Len(t) = 0) Then
		croak("pStr: cannot match 'exactly' the empty string t=''")
	Else
		pStr = mkParser("str", Array(t))
	End If
End Function

Function mkChoice(p1 As Parser, p2 As Parser)
	mkChoice = mkParser("choice", Array(p1, p2))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pStr(" "), pStr(Chr(9))
	End If
	pWs = result
End Function

Function pBinDigit()
	Static result As Parser	' an uninitialized instance of Parser at first
	If result.tp = "" Then
		result = mkChoice(pStr("0"), pStr("1"))
	End If
	pBinDigit = result
End Function

Function pDecDigit()
	Static result As Parser	' an uninitialized instance of Parser at first
	If result.tp = "" Then
		result = mkChoice(pBinDigit, mkChoice(pStr("2"), p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choice" Then
		result = applyP(p.st(0), s, pos)
		If isParseFailure(result) Then
			result = applyP(p.st(1), s, pos)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ParseFailure(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test_Parser_fail()
	test_Parser_item()
	test_Parser_return()
	test_Parser_str()
	
End Function

Function assert_parse(ByVal p As Variant, ByVal s As String, ByVal expected As Variant)
	If isString(p) Then
		p = lookupParser(p)
	End If
	If Not(isString(expected)) Then
		expected = toString(expected)
	End If
	assertEqual(typeOf(p), "Object/TParser").x
	Dim actual As Variant
	actual = applyP(p, s)
	
	assert_parse = assertEqual(toString(actual), expected)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